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008cm" fo:min-width="2.374cm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4.32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odern PHP Programming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@praswicaksono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n't Expec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e a website in 2 hou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pec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come good developer</text:p>
              </text:list-item>
              <text:list-item>
                <text:p>Know modern tools &amp; new feature for developing PH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quired Too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IX Shell</text:p>
              </text:list-item>
              <text:list-item>
                <text:p>PHP 5.5</text:p>
              </text:list-item>
              <text:list-item>
                <text:p>Git</text:p>
              </text:list-item>
              <text:list-item>
                <text:p>Compos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w Featu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osure / Anonymous Function (PHP 5.3)</text:p>
              </text:list-item>
              <text:list-item>
                <text:p>Namespace (PHP 5.3)</text:p>
              </text:list-item>
              <text:list-item>
                <text:p>Traits (PHP 5.4)</text:p>
              </text:list-item>
              <text:list-item>
                <text:p>Shorthand Array Syntax using [] (5.4)</text:p>
              </text:list-item>
              <text:list-item>
                <text:p>Generator (PHP 5.5)</text:p>
              </text:list-item>
              <text:list-item>
                <text:p>Password Hashing API (PHP 5.5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gic Meth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__invoke() (PHP 5.3)</text:p>
              </text:list-item>
              <text:list-item>
                <text:p>__call()</text:p>
              </text:list-item>
              <text:list-item>
                <text:p>__callStatic() (PHP 5.3)</text:p>
              </text:list-item>
              <text:list-item>
                <text:p>__construct(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P SP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://php.net/manual/en/book.spl.ph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os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t new project with compos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&gt; composer init</text:p>
              </text:list-item>
              <text:list-item>
                <text:p>&gt; composer require &lt;vendor/package-name&gt;</text:p>
              </text:list-item>
              <text:list-item>
                <text:p>&gt; composer install</text:p>
              </text:list-item>
              <text:list-item>
                <text:p>&gt; composer update</text:p>
              </text:list-item>
              <text:list-item>
                <text:p>&gt; composer remove &lt;vendor/package-name&gt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ront Controller</text:p>
          </draw:text-box>
        </draw:frame>
        <draw:custom-shape draw:style-name="gr2" draw:text-style-name="P4" draw:layer="layout" svg:width="4.064cm" svg:height="1.778cm" svg:x="1.27cm" svg:y="5.588cm">
          <text:p text:style-name="P3"><text:span text:style-name="T1">/abo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4.826cm" svg:height="1.778cm" svg:x="10.668cm" svg:y="8.59cm">
          <text:p text:style-name="P3"><text:span text:style-name="T1">index.php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064cm" svg:height="1.778cm" svg:x="1.271cm" svg:y="8.589cm">
          <text:p text:style-name="P3"><text:span text:style-name="T1">/prof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4.064cm" svg:height="1.778cm" svg:x="1.271cm" svg:y="11.789cm">
          <text:p text:style-name="P3"><text:span text:style-name="T1">/set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5.334cm" svg:y1="6.35cm" svg:x2="10.922cm" svg:y2="9.398cm">
          <text:p/>
        </draw:line>
        <draw:line draw:style-name="gr4" draw:text-style-name="P5" draw:layer="layout" svg:x1="5.335cm" svg:y1="9.398cm" svg:x2="10.668cm" svg:y2="9.398cm">
          <text:p/>
        </draw:line>
        <draw:line draw:style-name="gr4" draw:text-style-name="P5" draw:layer="layout" svg:x1="5.335cm" svg:y1="12.7cm" svg:x2="10.922cm" svg:y2="9.906cm">
          <text:p/>
        </draw:line>
        <draw:custom-shape draw:style-name="gr2" draw:text-style-name="P4" draw:layer="layout" svg:width="4.064cm" svg:height="1.778cm" svg:x="20.066cm" svg:y="5.334cm">
          <text:p text:style-name="P3"><text:span text:style-name="T1">About.ph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4.064cm" svg:height="1.778cm" svg:x="20.066cm" svg:y="8.382cm">
          <text:p text:style-name="P3"><text:span text:style-name="T1">Profile.ph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4.064cm" svg:height="1.778cm" svg:x="20.066cm" svg:y="11.938cm">
          <text:p text:style-name="P3"><text:span text:style-name="T1">Profile.ph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5.494cm" svg:y1="9.398cm" svg:x2="20.066cm" svg:y2="6.096cm">
          <text:p/>
        </draw:line>
        <draw:line draw:style-name="gr4" draw:text-style-name="P5" draw:layer="layout" svg:x1="15.494cm" svg:y1="9.398cm" svg:x2="20.066cm" svg:y2="9.398cm">
          <text:p/>
        </draw:line>
        <draw:line draw:style-name="gr4" draw:text-style-name="P5" draw:layer="layout" svg:x1="15.494cm" svg:y1="9.398cm" svg:x2="20.32cm" svg:y2="12.954cm">
          <text:p/>
        </draw:lin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SR-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ding Sty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SR 4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amespace Standardiz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P Built-in Web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hp -S localhost:8000 -t . front-controller.ph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ank You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header>
                <text:p text:style-name="P3">@praswicaksono</text:p>
                <text:p text:style-name="P3">@MalangPHP</text:p>
                <text:p text:style-name="P3"><text:a xlink:href="http://j.mp/malangphp" xlink:type="simple">http://j.mp/malangphp</text:a></text:p>
                <text:p text:style-name="P3"/>
                <text:p text:style-name="P3"><text:a xlink:href="https://github.com/Atriedes/modern-php-programming-workshop" xlink:type="simple">https://github.com/Atriedes/modern-php-programming-workshop</text:a></text:p>
                <text:p text:style-name="P3"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8T11:50:52.151238772</meta:creation-date>
    <meta:editing-duration>PT1H25M6S</meta:editing-duration>
    <meta:editing-cycles>9</meta:editing-cycles>
    <meta:generator>LibreOffice/4.4.4.3$Linux_X86_64 LibreOffice_project/2c39ebcf046445232b798108aa8a7e7d89552ea8</meta:generator>
    <dc:date>2015-09-28T17:37:29.849353782</dc:date>
    <meta:document-statistic meta:object-count="89"/>
  </office:meta>
</office:document-meta>
</file>